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8f65" officeooo:paragraph-rsid="00198f65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text:span text:style-name="T3">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0:45:24.494901899</meta:creation-date>
    <dc:date>2023-12-04T10:47:19.071805184</dc:date>
    <meta:editing-duration>PT1M55S</meta:editing-duration>
    <meta:editing-cycles>1</meta:editing-cycles>
    <meta:document-statistic meta:table-count="0" meta:image-count="0" meta:object-count="0" meta:page-count="1" meta:paragraph-count="1" meta:word-count="1" meta:character-count="935" meta:non-whitespace-character-count="935"/>
    <meta:generator>LibreOffice/7.3.7.2$Linux_X86_64 LibreOffice_project/30$Build-2</meta:generator>
  </office:meta>
</office:document-meta>
</file>